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bc243" officeooo:paragraph-rsid="003bc243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413eb8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19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a20e9" style:font-size-asian="12pt" style:font-size-complex="12pt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5e25cf" style:font-size-asian="12pt" style:font-size-complex="12pt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67fb31" style:font-size-asian="12pt" style:font-size-complex="12pt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4e119a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4ff8ea" officeooo:paragraph-rsid="004ff8ea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5ba6" officeooo:paragraph-rsid="006b5ba6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b0e2" officeooo:paragraph-rsid="006bb0e2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3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66b473" style:font-size-asian="12pt" style:font-style-asian="normal" style:font-weight-asian="normal" style:font-size-complex="12pt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13eb8" officeooo:paragraph-rsid="00413eb8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97078" officeooo:paragraph-rsid="00497078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6b5ba6" officeooo:paragraph-rsid="006b5ba6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74349" officeooo:paragraph-rsid="00574349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89953" officeooo:paragraph-rsid="003bc243" style:font-size-asian="12pt" style:font-style-asian="normal" style:font-weight-asian="normal" style:font-size-complex="12pt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bc243" officeooo:paragraph-rsid="003bc243" style:font-size-asian="12pt" style:font-style-asian="normal" style:font-weight-asian="normal" style:font-size-complex="12pt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e25cf" officeooo:paragraph-rsid="005e25cf" style:font-size-asian="12pt" style:font-style-asian="normal" style:font-weight-asian="normal" style:font-size-complex="12pt"/>
    </style:style>
    <style:style style:name="P4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e25cf" officeooo:paragraph-rsid="0067fb31" style:font-size-asian="12pt" style:font-style-asian="normal" style:font-weight-asian="normal" style:font-size-complex="12pt"/>
    </style:style>
    <style:style style:name="P4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4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75090" officeooo:paragraph-rsid="00275090" style:font-size-asian="12pt" style:font-style-asian="normal" style:font-weight-asian="bold" style:font-size-complex="12pt" style:font-weight-complex="bold"/>
    </style:style>
    <style:style style:name="P4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4bc0e3" officeooo:paragraph-rsid="00497078" style:font-size-asian="12pt" style:font-style-asian="normal" style:font-weight-asian="bold" style:font-size-complex="12pt" style:font-weight-complex="bold"/>
    </style:style>
    <style:style style:name="P4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299b5" officeooo:paragraph-rsid="005299b5" style:font-size-asian="12pt" style:font-style-asian="normal" style:font-weight-asian="bold" style:font-size-complex="12pt" style:font-weight-complex="bold"/>
    </style:style>
    <style:style style:name="P5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3fbd5" officeooo:paragraph-rsid="004e119a" style:font-size-asian="12pt" style:font-style-asian="normal" style:font-weight-asian="bold" style:font-size-complex="12pt" style:font-weight-complex="bold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5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5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6b5ba6" officeooo:paragraph-rsid="006b5ba6" style:font-size-asian="12pt" style:font-style-asian="normal" style:font-weight-asian="bold" style:font-size-complex="12pt" style:font-weight-complex="bold"/>
    </style:style>
    <style:style style:name="P5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f9942" officeooo:paragraph-rsid="003f9942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normal" officeooo:rsid="0033fbd5" officeooo:paragraph-rsid="004e119a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bold" officeooo:rsid="004ff8ea" officeooo:paragraph-rsid="004ff8ea" style:font-size-asian="12pt" style:font-style-asian="normal" style:font-weight-asian="bold" style:font-size-complex="12pt" style:font-weight-complex="bold"/>
    </style:style>
    <style:style style:name="P5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variant="normal" fo:text-transform="none" fo:color="#657b83" loext:opacity="100%" style:font-name="Inconsolata" fo:font-size="12pt" fo:letter-spacing="normal" fo:font-style="normal" fo:font-weight="normal" officeooo:rsid="00275090" officeooo:paragraph-rsid="0066b473" style:font-size-asian="12pt" style:font-style-asian="normal" style:font-weight-asian="normal" style:font-size-complex="12pt"/>
    </style:style>
    <style:style style:name="P5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variant="normal" fo:text-transform="none" fo:color="#080808" loext:opacity="100%" style:font-name="JetBrains Mono1" fo:font-size="12pt" fo:letter-spacing="normal" fo:font-style="normal" fo:font-weight="normal" officeooo:rsid="006bb0e2" officeooo:paragraph-rsid="006bb0e2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97078" officeooo:paragraph-rsid="00497078" style:font-size-asian="12pt" style:font-style-asian="normal" style:font-weight-asian="normal" style:font-size-complex="12pt"/>
    </style:style>
    <style:style style:name="P6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6cfe83" officeooo:paragraph-rsid="00497078" style:font-size-asian="12pt" style:font-style-asian="normal" style:font-weight-asian="normal" style:font-size-complex="12pt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1" fo:font-style="normal" fo:font-weight="normal" style:font-style-asian="normal" style:font-weight-asian="normal"/>
    </style:style>
    <style:style style:name="T9" style:family="text">
      <style:text-properties fo:color="#805900" loext:opacity="100%" style:font-name="JetBrains Mono1" fo:font-style="normal" style:font-style-asian="normal"/>
    </style:style>
    <style:style style:name="T10" style:family="text">
      <style:text-properties fo:color="#805900" loext:opacity="100%" fo:font-weight="normal" style:font-weight-asian="normal"/>
    </style:style>
    <style:style style:name="T11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12" style:family="text">
      <style:text-properties fo:color="#080808" loext:opacity="100%" style:font-name="JetBrains Mono1" fo:font-style="normal" fo:font-weight="normal" officeooo:rsid="001e32e2" style:font-style-asian="normal" style:font-weight-asian="normal"/>
    </style:style>
    <style:style style:name="T13" style:family="text">
      <style:text-properties fo:color="#080808" loext:opacity="100%" style:font-name="JetBrains Mono1" fo:font-style="normal" fo:font-weight="normal" officeooo:rsid="0037853f" style:font-style-asian="normal" style:font-weight-asian="normal"/>
    </style:style>
    <style:style style:name="T14" style:family="text">
      <style:text-properties fo:color="#080808" loext:opacity="100%" style:font-name="JetBrains Mono1" fo:font-style="normal" fo:font-weight="normal" officeooo:rsid="00389953" style:font-style-asian="normal" style:font-weight-asian="normal"/>
    </style:style>
    <style:style style:name="T15" style:family="text">
      <style:text-properties fo:color="#080808" loext:opacity="100%" style:font-name="JetBrains Mono1" fo:font-style="normal" fo:font-weight="normal" style:font-style-asian="normal" style:font-weight-asian="normal" style:font-weight-complex="normal"/>
    </style:style>
    <style:style style:name="T16" style:family="text">
      <style:text-properties fo:color="#080808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17" style:family="text">
      <style:text-properties fo:color="#080808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18" style:family="text">
      <style:text-properties fo:color="#080808" loext:opacity="100%" style:font-name="JetBrains Mono1" fo:font-style="normal" fo:font-weight="normal" officeooo:rsid="004a20e9" style:font-style-asian="normal" style:font-weight-asian="normal" style:font-weight-complex="normal"/>
    </style:style>
    <style:style style:name="T19" style:family="text">
      <style:text-properties fo:color="#080808" loext:opacity="100%" style:font-name="JetBrains Mono1" fo:font-style="normal" fo:font-weight="normal" officeooo:rsid="00468dad" style:font-style-asian="normal" style:font-weight-asian="normal"/>
    </style:style>
    <style:style style:name="T20" style:family="text">
      <style:text-properties fo:color="#080808" loext:opacity="100%" style:font-name="JetBrains Mono1" fo:font-style="normal" fo:font-weight="normal" officeooo:rsid="0047e7b7" style:font-style-asian="normal" style:font-weight-asian="normal"/>
    </style:style>
    <style:style style:name="T21" style:family="text">
      <style:text-properties fo:color="#080808" loext:opacity="100%" style:font-name="JetBrains Mono1" fo:font-style="normal" fo:font-weight="normal" officeooo:rsid="005f9b3b" style:font-style-asian="normal" style:font-weight-asian="normal"/>
    </style:style>
    <style:style style:name="T22" style:family="text">
      <style:text-properties fo:color="#080808" loext:opacity="100%" style:font-name="JetBrains Mono1" fo:font-style="normal" fo:font-weight="normal" officeooo:rsid="0067fb31" style:font-style-asian="normal" style:font-weight-asian="normal"/>
    </style:style>
    <style:style style:name="T23" style:family="text">
      <style:text-properties fo:color="#080808" loext:opacity="100%" style:font-name="JetBrains Mono1" fo:font-style="normal" fo:font-weight="normal" officeooo:rsid="00697233" style:font-style-asian="normal" style:font-weight-asian="normal"/>
    </style:style>
    <style:style style:name="T24" style:family="text">
      <style:text-properties fo:color="#080808" loext:opacity="100%" style:font-name="JetBrains Mono1" fo:font-style="normal" fo:font-weight="normal" officeooo:rsid="006cfe83" style:font-style-asian="normal" style:font-weight-asian="normal"/>
    </style:style>
    <style:style style:name="T25" style:family="text">
      <style:text-properties fo:color="#080808" loext:opacity="100%" style:font-name="JetBrains Mono1" fo:font-style="normal" style:font-style-asian="normal"/>
    </style:style>
    <style:style style:name="T26" style:family="text">
      <style:text-properties fo:color="#080808" loext:opacity="100%" style:font-name="JetBrains Mono1" fo:font-style="normal" officeooo:rsid="003481a5" style:font-style-asian="normal"/>
    </style:style>
    <style:style style:name="T27" style:family="text">
      <style:text-properties fo:color="#36666b" loext:opacity="100%"/>
    </style:style>
    <style:style style:name="T28" style:family="text">
      <style:text-properties fo:color="#36666b" loext:opacity="100%" style:font-name="JetBrains Mono1" fo:font-style="normal" fo:font-weight="normal" style:font-style-asian="normal" style:font-weight-asian="normal"/>
    </style:style>
    <style:style style:name="T29" style:family="text">
      <style:text-properties fo:color="#36666b" loext:opacity="100%" style:font-name="JetBrains Mono1" fo:font-style="normal" style:font-style-asian="normal"/>
    </style:style>
    <style:style style:name="T30" style:family="text">
      <style:text-properties fo:color="#36666b" loext:opacity="100%" fo:font-weight="normal" style:font-weight-asian="normal"/>
    </style:style>
    <style:style style:name="T31" style:family="text">
      <style:text-properties fo:color="#067d17" loext:opacity="100%"/>
    </style:style>
    <style:style style:name="T32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33" style:family="text">
      <style:text-properties fo:color="#0037a6" loext:opacity="100%" style:font-name="JetBrains Mono1" fo:font-style="normal" fo:font-weight="normal" style:font-style-asian="normal" style:font-weight-asian="normal"/>
    </style:style>
    <style:style style:name="T34" style:family="text">
      <style:text-properties fo:color="#0037a6" loext:opacity="100%" style:font-name="JetBrains Mono1" fo:font-style="normal" fo:font-weight="normal" officeooo:rsid="001c0951" style:font-style-asian="normal" style:font-weight-asian="normal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37" style:family="text">
      <style:text-properties fo:color="#000000" loext:opacity="100%" style:font-name="JetBrains Mono1" fo:font-style="normal" fo:font-weight="normal" officeooo:rsid="00389953" style:font-style-asian="normal" style:font-weight-asian="normal"/>
    </style:style>
    <style:style style:name="T38" style:family="text">
      <style:text-properties fo:color="#000000" loext:opacity="100%" style:font-name="JetBrains Mono1" fo:font-style="normal" fo:font-weight="normal" style:font-style-asian="normal" style:font-weight-asian="normal" style:font-weight-complex="normal"/>
    </style:style>
    <style:style style:name="T39" style:family="text">
      <style:text-properties fo:color="#000000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40" style:family="text">
      <style:text-properties fo:color="#000000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41" style:family="text">
      <style:text-properties fo:color="#000000" loext:opacity="100%" style:font-name="JetBrains Mono1" fo:font-style="normal" fo:font-weight="normal" officeooo:rsid="00468dad" style:font-style-asian="normal" style:font-weight-asian="normal"/>
    </style:style>
    <style:style style:name="T42" style:family="text">
      <style:text-properties fo:color="#000000" loext:opacity="100%" style:font-name="JetBrains Mono1" fo:font-style="normal" style:font-style-asian="normal"/>
    </style:style>
    <style:style style:name="T43" style:family="text">
      <style:text-properties fo:color="#000000" loext:opacity="100%" style:font-name="JetBrains Mono1" fo:font-style="normal" officeooo:rsid="00509148" style:font-style-asian="normal"/>
    </style:style>
    <style:style style:name="T44" style:family="text">
      <style:text-properties fo:color="#000000" loext:opacity="100%" fo:font-weight="normal" style:font-weight-asian="normal"/>
    </style:style>
    <style:style style:name="T45" style:family="text">
      <style:text-properties fo:color="#0033b3" loext:opacity="100%"/>
    </style:style>
    <style:style style:name="T46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47" style:family="text">
      <style:text-properties fo:color="#0033b3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48" style:family="text">
      <style:text-properties fo:color="#0033b3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49" style:family="text">
      <style:text-properties fo:color="#0033b3" loext:opacity="100%" style:font-name="JetBrains Mono1" fo:font-style="normal" style:font-style-asian="normal"/>
    </style:style>
    <style:style style:name="T50" style:family="text">
      <style:text-properties fo:color="#0033b3" loext:opacity="100%" fo:font-weight="normal" style:font-weight-asian="normal"/>
    </style:style>
    <style:style style:name="T51" style:family="text">
      <style:text-properties fo:color="#1750eb" loext:opacity="100%"/>
    </style:style>
    <style:style style:name="T52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53" style:family="text">
      <style:text-properties fo:color="#1750eb" loext:opacity="100%" style:font-name="JetBrains Mono1" fo:font-style="normal" style:font-style-asian="normal"/>
    </style:style>
    <style:style style:name="T54" style:family="text">
      <style:text-properties fo:color="#1750eb" loext:opacity="100%" fo:font-weight="normal" style:font-weight-asian="normal"/>
    </style:style>
    <style:style style:name="T55" style:family="text">
      <style:text-properties officeooo:rsid="002c6220"/>
    </style:style>
    <style:style style:name="T56" style:family="text">
      <style:text-properties fo:color="#708c00" loext:opacity="100%"/>
    </style:style>
    <style:style style:name="T57" style:family="text">
      <style:text-properties fo:color="#00627a" loext:opacity="100%"/>
    </style:style>
    <style:style style:name="T58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59" style:family="text">
      <style:text-properties fo:color="#00627a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60" style:family="text">
      <style:text-properties fo:color="#00627a" loext:opacity="100%" style:font-name="JetBrains Mono1" fo:font-style="normal" style:font-style-asian="normal"/>
    </style:style>
    <style:style style:name="T61" style:family="text">
      <style:text-properties fo:color="#00627a" loext:opacity="100%" fo:font-weight="normal" style:font-weight-asian="normal"/>
    </style:style>
    <style:style style:name="T62" style:family="text">
      <style:text-properties fo:color="#336ecc" loext:opacity="100%"/>
    </style:style>
    <style:style style:name="T63" style:family="text">
      <style:text-properties fo:color="#336ecc" loext:opacity="100%" fo:font-weight="normal" style:font-weight-asian="normal"/>
    </style:style>
    <style:style style:name="T64" style:family="text">
      <style:text-properties fo:font-weight="normal" style:font-weight-asian="normal"/>
    </style:style>
    <style:style style:name="T65" style:family="text">
      <style:text-properties fo:color="#8c8c8c" loext:opacity="100%" fo:font-style="italic" style:font-style-asian="italic"/>
    </style:style>
    <style:style style:name="T66" style:family="text">
      <style:text-properties fo:color="#008a91" loext:opacity="100%"/>
    </style:style>
    <style:style style:name="T67" style:family="text">
      <style:text-properties fo:color="#286d73" loext:opacity="100%"/>
    </style:style>
    <style:style style:name="T68" style:family="text">
      <style:text-properties fo:color="#286d73" loext:opacity="100%" style:font-name="JetBrains Mono1" fo:font-style="normal" fo:font-weight="normal" style:font-style-asian="normal" style:font-weight-asian="normal"/>
    </style:style>
    <style:style style:name="T69" style:family="text">
      <style:text-properties fo:font-variant="normal" fo:text-transform="none" fo:color="#657b83" loext:opacity="100%" style:font-name="Inconsolata" fo:letter-spacing="normal"/>
    </style:style>
    <style:style style:name="T70" style:family="text">
      <style:text-properties fo:font-variant="normal" fo:text-transform="none" fo:color="#657b83" loext:opacity="100%" style:font-name="Inconsolata" fo:letter-spacing="normal" fo:font-style="normal" style:font-style-asian="normal"/>
    </style:style>
    <style:style style:name="T71" style:family="text">
      <style:text-properties fo:font-variant="normal" fo:text-transform="none" fo:color="#657b83" loext:opacity="100%" fo:letter-spacing="normal"/>
    </style:style>
    <style:style style:name="T72" style:family="text">
      <style:text-properties fo:font-variant="normal" fo:text-transform="none" fo:color="#657b83" loext:opacity="100%" style:font-name="JetBrains Mono1" fo:letter-spacing="normal" fo:font-style="normal" style:font-style-asian="normal"/>
    </style:style>
    <style:style style:name="T73" style:family="text">
      <style:text-properties fo:font-variant="normal" fo:text-transform="none" fo:color="#859900" loext:opacity="100%" style:font-name="Inconsolata" fo:letter-spacing="normal"/>
    </style:style>
    <style:style style:name="T74" style:family="text">
      <style:text-properties fo:font-variant="normal" fo:text-transform="none" fo:color="#859900" loext:opacity="100%" style:font-name="Inconsolata" fo:letter-spacing="normal" officeooo:rsid="0066b473"/>
    </style:style>
    <style:style style:name="T75" style:family="text">
      <style:text-properties fo:font-variant="normal" fo:text-transform="none" fo:color="#2aa198" loext:opacity="100%" style:font-name="Inconsolata" fo:letter-spacing="normal"/>
    </style:style>
    <style:style style:name="T76" style:family="text">
      <style:text-properties fo:font-variant="normal" fo:text-transform="none" fo:color="#2aa198" loext:opacity="100%" style:font-name="Inconsolata" fo:letter-spacing="normal" fo:font-style="normal" style:font-style-asian="normal"/>
    </style:style>
    <style:style style:name="T77" style:family="text">
      <style:text-properties fo:font-variant="normal" fo:text-transform="none" fo:color="#b58900" loext:opacity="100%" style:font-name="Inconsolata" fo:letter-spacing="normal"/>
    </style:style>
    <style:style style:name="T78" style:family="text">
      <style:text-properties fo:font-variant="normal" fo:text-transform="none" fo:color="#b58900" loext:opacity="100%" style:font-name="Inconsolata" fo:letter-spacing="normal" fo:font-style="normal" style:font-style-asian="normal"/>
    </style:style>
    <style:style style:name="T79" style:family="text">
      <style:text-properties fo:font-variant="normal" fo:text-transform="none" fo:color="#93a1a1" loext:opacity="100%" style:font-name="Inconsolata" fo:letter-spacing="normal"/>
    </style:style>
    <style:style style:name="T80" style:family="text">
      <style:text-properties fo:font-variant="normal" fo:text-transform="none" fo:color="#93a1a1" loext:opacity="100%" style:font-name="Inconsolata" fo:letter-spacing="normal" fo:font-style="normal" style:font-style-asian="normal"/>
    </style:style>
    <style:style style:name="T81" style:family="text">
      <style:text-properties fo:font-variant="normal" fo:text-transform="none" fo:color="#0033b3" loext:opacity="100%" style:font-name="JetBrains Mono" fo:letter-spacing="normal" fo:font-style="normal" fo:font-weight="normal" officeooo:rsid="0067fb31" style:font-style-asian="normal" style:font-weight-asian="normal"/>
    </style:style>
    <style:style style:name="T82" style:family="text">
      <style:text-properties officeooo:rsid="0066b473"/>
    </style:style>
    <style:style style:name="T83" style:family="text">
      <style:text-properties fo:color="#bcbec4" loext:opacity="100%" style:font-name="JetBrains Mono1" fo:font-style="normal" fo:font-weight="normal" style:font-style-asian="normal" style:font-weight-asian="normal"/>
    </style:style>
    <style:style style:name="T84" style:family="text">
      <style:text-properties fo:color="#bcbec4" loext:opacity="100%" style:font-name="JetBrains Mono1" fo:font-style="normal" fo:font-weight="normal" officeooo:rsid="006cfe83" style:font-style-asian="normal" style:font-weight-asian="normal"/>
    </style:style>
    <style:style style:name="T85" style:family="text">
      <style:text-properties fo:color="#bcbec4" loext:opacity="100%" fo:font-weight="normal" style:font-weight-asian="normal"/>
    </style:style>
    <style:style style:name="T86" style:family="text">
      <style:text-properties fo:color="#6fafbd" loext:opacity="100%" style:font-name="JetBrains Mono1" fo:font-style="normal" fo:font-weight="normal" style:font-style-asian="normal" style:font-weight-asian="normal"/>
    </style:style>
    <style:style style:name="T87" style:family="text">
      <style:text-properties fo:color="#6fafbd" loext:opacity="100%" fo:font-weight="normal" style:font-weight-asian="normal"/>
    </style:style>
    <style:style style:name="T88" style:family="text">
      <style:text-properties fo:color="#6aab73" loext:opacity="100%" style:font-name="JetBrains Mono1" fo:font-style="normal" fo:font-weight="normal" style:font-style-asian="normal" style:font-weight-asian="normal"/>
    </style:style>
    <style:style style:name="T89" style:family="text">
      <style:text-properties fo:color="#6aab73" loext:opacity="100%" fo:font-weight="normal" style:font-weight-asian="normal"/>
    </style:style>
    <style:style style:name="T90" style:family="text">
      <style:text-properties fo:color="#2aacb8" loext:opacity="100%" style:font-name="JetBrains Mono1" fo:font-style="normal" fo:font-weight="normal" style:font-style-asian="normal" style:font-weight-asian="normal"/>
    </style:style>
    <style:style style:name="T91" style:family="text">
      <style:text-properties fo:color="#2aacb8" loext:opacity="100%" fo:font-weight="normal" style:font-weight-asian="normal"/>
    </style:style>
    <style:style style:name="T92" style:family="text">
      <style:text-properties fo:color="#afbf7e" loext:opacity="100%" style:font-name="JetBrains Mono1" fo:font-style="normal" fo:font-weight="normal" style:font-style-asian="normal" style:font-weight-asian="normal"/>
    </style:style>
    <style:style style:name="T93" style:family="text">
      <style:text-properties fo:color="#afbf7e" loext:opacity="100%" fo:font-weight="normal" style:font-weight-asian="normal"/>
    </style:style>
    <style:style style:name="T94" style:family="text">
      <style:text-properties fo:color="#b09d79" loext:opacity="100%" style:font-name="JetBrains Mono1" fo:font-style="normal" fo:font-weight="normal" style:font-style-asian="normal" style:font-weight-asian="normal"/>
    </style:style>
    <style:style style:name="T95" style:family="text">
      <style:text-properties fo:color="#b09d79" loext:opacity="100%" fo:font-weight="normal" style:font-weight-asian="normal"/>
    </style:style>
    <style:style style:name="T96" style:family="text">
      <style:text-properties fo:color="#cf8e6d" loext:opacity="100%" style:font-name="JetBrains Mono1" fo:font-style="normal" fo:font-weight="normal" style:font-style-asian="normal" style:font-weight-asian="normal"/>
    </style:style>
    <style:style style:name="T97" style:family="text">
      <style:text-properties fo:color="#cf8e6d" loext:opacity="100%" style:font-name="JetBrains Mono1" fo:font-style="normal" fo:font-weight="normal" officeooo:rsid="006cfe83" style:font-style-asian="normal" style:font-weight-asian="normal"/>
    </style:style>
    <style:style style:name="T98" style:family="text">
      <style:text-properties fo:color="#cf8e6d" loext:opacity="100%" fo:font-weight="normal" style:font-weight-asian="normal"/>
    </style:style>
    <style:style style:name="T99" style:family="text">
      <style:text-properties fo:color="#cc7832" loext:opacity="100%" style:font-name="JetBrains Mono1" fo:font-style="normal" fo:font-weight="normal" style:font-style-asian="normal" style:font-weight-asian="normal"/>
    </style:style>
    <style:style style:name="T100" style:family="text">
      <style:text-properties fo:color="#cc7832" loext:opacity="100%" fo:font-weight="normal" style:font-weight-asian="normal"/>
    </style:style>
    <style:style style:name="T101" style:family="text">
      <style:text-properties fo:color="#56a8f5" loext:opacity="100%" style:font-name="JetBrains Mono1" fo:font-style="normal" fo:font-weight="normal" style:font-style-asian="normal" style:font-weight-asian="normal"/>
    </style:style>
    <style:style style:name="T102" style:family="text">
      <style:text-properties fo:color="#56a8f5" loext:opacity="100%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11">.</text:span><text:span text:style-name="T28">Printf</text:span><text:span text:style-name="T11">(</text:span><text:span text:style-name="T32">"</text:span><text:span text:style-name="T33">%T %v</text:span><text:span text:style-name="T32">"</text:span><text:span text:style-name="T11">, </text:span><text:span text:style-name="T36">c</text:span><text:span text:style-name="T11">, </text:span><text:span text:style-name="T36">c</text:span><text:span text:style-name="T11">)</text:span></text:p>
      <text:p text:style-name="P27">also can use,</text:p>
      <text:p text:style-name="P3"><text:span text:style-name="T8">fmt</text:span><text:span text:style-name="T11">.</text:span><text:span text:style-name="T28">Printf</text:span><text:span text:style-name="T11">(</text:span><text:span text:style-name="T32">"</text:span><text:span text:style-name="T33">%T %</text:span><text:span text:style-name="T34">[1]</text:span><text:span text:style-name="T33">v</text:span><text:span text:style-name="T32">"</text:span><text:span text:style-name="T11">, </text:span><text:span text:style-name="T36">c</text:span><text:span text:style-name="T11">)</text:span></text:p>
      <text:p text:style-name="P28"/>
      <text:p text:style-name="P29">can not automatically convert from one type to another-</text:p>
      <text:p text:style-name="P29">a:=2</text:p>
      <text:p text:style-name="P29">b:=2.1</text:p>
      <text:p text:style-name="P4"><text:span text:style-name="T11">so we can not write a=b </text:span><text:span text:style-name="T12">directly we need to explicitly convert the type,</text:span></text:p>
      <text:p text:style-name="P30">a=int(b) //like this</text:p>
      <text:p text:style-name="P5"><text:span text:style-name="T12">b</text:span><text:span text:style-name="T11">oolean can’t be converted or receive conversion</text:span></text:p>
      <text:p text:style-name="P31">constants can be only number, boolean and strings</text:p>
      <text:p text:style-name="P32">use const keyword before variable name to declare variable as constant</text:p>
      <text:p text:style-name="P32"/>
      <text:p text:style-name="P46">Cannot <text:span text:style-name="T55">do arithmetic operations with different datatype</text:span></text:p>
      <text:p text:style-name="P35"/>
      <text:p text:style-name="P47">Array:</text:p>
      <text:p text:style-name="P33"><text:span text:style-name="T45">var </text:span><text:span text:style-name="T35">arr </text:span>[<text:span text:style-name="T51">5</text:span>]<text:span text:style-name="T45">int</text:span><text:line-break/><text:span text:style-name="T35">arr</text:span>[<text:span text:style-name="T51">4</text:span>] = <text:span text:style-name="T51">100</text:span><text:line-break/><text:span text:style-name="T7">fmt</text:span>.<text:span text:style-name="T27">Println</text:span>(<text:span text:style-name="T35">arr</text:span>)</text:p>
      <text:p text:style-name="P33"/>
      <text:p text:style-name="P41">Also can do like this</text:p>
      <text:p text:style-name="P33"><text:bookmark-start text:name="__DdeLink__1283_3548060065"/><text:span text:style-name="T35">brr </text:span>:= [<text:span text:style-name="T51">5</text:span>]<text:span text:style-name="T45">float64</text:span>{<text:span text:style-name="T51">98</text:span>, <text:span text:style-name="T51">92</text:span>, <text:span text:style-name="T51">93</text:span>}<text:bookmark-end text:name="__DdeLink__1283_3548060065"/></text:p>
      <text:p text:style-name="P33">printing array:</text:p>
      <text:p text:style-name="P33"><text:span text:style-name="T7">fmt</text:span>.<text:span text:style-name="T27">Println</text:span>(<text:span text:style-name="T35">arr</text:span>)<text:line-break/><text:span text:style-name="T45">for </text:span><text:span text:style-name="T35">index</text:span>, <text:span text:style-name="T56">i </text:span>:= <text:span text:style-name="T45">range </text:span><text:span text:style-name="T35">arr </text:span>{<text:line-break/><text:tab/><text:span text:style-name="T7">fmt</text:span>.<text:span text:style-name="T27">Println</text:span>(<text:span text:style-name="T35">index</text:span>, <text:span text:style-name="T31">"="</text:span>, <text:span text:style-name="T56">i</text:span>)<text:line-break/>}<text:line-break/><text:span text:style-name="T45">for </text:span><text:span text:style-name="T35">_</text:span>, <text:span text:style-name="T56">i </text:span>:= <text:span text:style-name="T45">range </text:span><text:span text:style-name="T35">arr </text:span>{<text:line-break/><text:tab/><text:span text:style-name="T7">fmt</text:span>.<text:span text:style-name="T27">Println</text:span>(<text:span text:style-name="T56">i</text:span>)<text:line-break/>}</text:p>
      <text:p text:style-name="P33">//<text:span text:style-name="T82">To manipulate an array passed by reference</text:span></text:p>
      <text:p text:style-name="P34"><text:span text:style-name="T73">func </text:span><text:span text:style-name="T74">change</text:span><text:span text:style-name="T69">(arr *[</text:span><text:span text:style-name="T75">3</text:span><text:span text:style-name="T69">]int)</text:span><text:span text:style-name="T71"> </text:span><text:span text:style-name="T69">{ </text:span></text:p>
      <text:p text:style-name="P34"><text:span text:style-name="T69"><text:tab/>(*arr)[</text:span><text:span text:style-name="T75">0</text:span><text:span text:style-name="T69">] = </text:span><text:span text:style-name="T75">7</text:span><text:span text:style-name="T71"> </text:span><text:span text:style-name="T69">fmt.</text:span><text:span text:style-name="T77">Println</text:span><text:span text:style-name="T69">(arr) </text:span><text:span text:style-name="T79">//prints &amp;[7 2 3]</text:span><text:span text:style-name="T71"> </text:span></text:p>
      <text:p text:style-name="P57">}</text:p>
      <text:p text:style-name="P33"/>
      <text:p text:style-name="P47"><text:soft-page-break/>Slice:</text:p>
      <text:p text:style-name="P14"><text:span text:style-name="T36">slice1 </text:span><text:span text:style-name="T11">:= []</text:span><text:span text:style-name="T46">int</text:span><text:span text:style-name="T11">{</text:span><text:span text:style-name="T52">1</text:span><text:span text:style-name="T11">, </text:span><text:span text:style-name="T52">2</text:span><text:span text:style-name="T11">, </text:span><text:span text:style-name="T52">3</text:span><text:span text:style-name="T11">}<text:line-break/></text:span><text:span text:style-name="T36">slice1 </text:span><text:span text:style-name="T11">= </text:span><text:span text:style-name="T46">append</text:span><text:span text:style-name="T11">(</text:span><text:span text:style-name="T36">slice1</text:span><text:span text:style-name="T11">, </text:span><text:span text:style-name="T52">4</text:span><text:span text:style-name="T11">, </text:span><text:span text:style-name="T52">5</text:span><text:span text:style-name="T11">)<text:line-break/></text:span><text:span text:style-name="T8">fmt</text:span><text:span text:style-name="T11">.</text:span><text:span text:style-name="T28">Println</text:span><text:span text:style-name="T11">(</text:span><text:span text:style-name="T36">slice1</text:span><text:span text:style-name="T11">)</text:span></text:p>
      <text:p text:style-name="P14"><text:span text:style-name="T36">slice1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2</text:span><text:span text:style-name="T11">) //This will create slice with </text:span><text:span text:style-name="T13">two</text:span><text:span text:style-name="T11"> 0</text:span></text:p>
      <text:p text:style-name="P14"><text:span text:style-name="T36">slice2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0</text:span><text:span text:style-name="T11">, </text:span><text:span text:style-name="T52">5</text:span><text:span text:style-name="T11">)</text:span></text:p>
      <text:p text:style-name="P15"><text:span text:style-name="T11">This will create zero length with capacity 5 </text:span><text:span text:style-name="T14">though we can append more than the capacity</text:span></text:p>
      <text:p text:style-name="P42"/>
      <text:p text:style-name="P16"><text:span text:style-name="T37">slice3 </text:span><text:span text:style-name="T11">:= []</text:span><text:span text:style-name="T46">int</text:span><text:span text:style-name="T11">{</text:span><text:span text:style-name="T52">1</text:span><text:span text:style-name="T11">, </text:span><text:span text:style-name="T52">2</text:span><text:span text:style-name="T11">, </text:span><text:span text:style-name="T52">3</text:span><text:span text:style-name="T11">, </text:span><text:span text:style-name="T52">4</text:span><text:span text:style-name="T11">}</text:span><text:line-break/><text:span text:style-name="T36">slice4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2</text:span><text:span text:style-name="T11">)</text:span><text:line-break/><text:span text:style-name="T46">copy</text:span><text:span text:style-name="T11">(</text:span><text:span text:style-name="T36">slice4</text:span><text:span text:style-name="T11">, </text:span><text:span text:style-name="T36">slice3</text:span><text:span text:style-name="T11">)</text:span><text:line-break/><text:span text:style-name="T8">fmt</text:span><text:span text:style-name="T11">.</text:span><text:span text:style-name="T28">Println</text:span><text:span text:style-name="T11">(</text:span><text:span text:style-name="T36">slice3</text:span><text:span text:style-name="T11">)</text:span><text:line-break/><text:span text:style-name="T8">fmt</text:span><text:span text:style-name="T11">.</text:span><text:span text:style-name="T28">Println</text:span><text:span text:style-name="T11">(</text:span><text:span text:style-name="T36">slice4</text:span><text:span text:style-name="T11">)</text:span></text:p>
      <text:p text:style-name="P16"><text:span text:style-name="T14">H</text:span><text:span text:style-name="T11">ere, slice4 will have [1,2] because it has length 2 so only first two elements were copied.</text:span></text:p>
      <text:p text:style-name="P21"><text:span text:style-name="T11">Slice is always by refer</text:span><text:span text:style-name="T21">e</text:span><text:span text:style-name="T11">nce</text:span></text:p>
      <text:p text:style-name="P44"/>
      <text:p text:style-name="P21"><text:span text:style-name="T11">//</text:span><text:span text:style-name="T22">To create </text:span><text:span text:style-name="T23">and print</text:span><text:span text:style-name="T22"> multidimensional slice</text:span></text:p>
      <text:p text:style-name="P22"><text:span text:style-name="T81">func </text:span><text:span text:style-name="T68">main</text:span><text:span text:style-name="T11">() {</text:span><text:line-break/><text:span text:style-name="T11"><text:tab/></text:span><text:span text:style-name="T36">x </text:span><text:span text:style-name="T11">:= </text:span><text:span text:style-name="T52">2</text:span><text:line-break/><text:span text:style-name="T52"><text:tab/></text:span><text:span text:style-name="T36">y </text:span><text:span text:style-name="T11">:= </text:span><text:span text:style-name="T52">4</text:span><text:line-break/><text:span text:style-name="T52"><text:tab/></text:span><text:span text:style-name="T36">table </text:span><text:span text:style-name="T11">:= </text:span><text:span text:style-name="T58">make</text:span><text:span text:style-name="T11">([][]</text:span><text:span text:style-name="T46">int</text:span><text:span text:style-name="T11">, </text:span><text:span text:style-name="T36">x</text:span><text:span text:style-name="T11">)</text:span><text:line-break/><text:span text:style-name="T11"><text:tab/></text:span><text:span text:style-name="T46">for </text:span><text:span text:style-name="T36">i </text:span><text:span text:style-name="T11">:= </text:span><text:span text:style-name="T46">range </text:span><text:span text:style-name="T36">table </text:span><text:span text:style-name="T11">{</text:span><text:line-break/><text:span text:style-name="T11"><text:tab/><text:tab/></text:span><text:span text:style-name="T36">table</text:span><text:span text:style-name="T11">[</text:span><text:span text:style-name="T36">i</text:span><text:span text:style-name="T11">] = </text:span><text:span text:style-name="T58">make</text:span><text:span text:style-name="T11">([]</text:span><text:span text:style-name="T46">int</text:span><text:span text:style-name="T11">, </text:span><text:span text:style-name="T36">y</text:span><text:span text:style-name="T11">)</text:span><text:line-break/><text:span text:style-name="T11"><text:tab/>}</text:span><text:line-break/><text:span text:style-name="T11"><text:tab/></text:span><text:span text:style-name="T46">for </text:span><text:span text:style-name="T36">i </text:span><text:span text:style-name="T11">:= </text:span><text:span text:style-name="T52">0</text:span><text:span text:style-name="T11">; </text:span><text:span text:style-name="T36">i </text:span><text:span text:style-name="T11">&lt; </text:span><text:span text:style-name="T52">2</text:span><text:span text:style-name="T11">; </text:span><text:span text:style-name="T36">i</text:span><text:span text:style-name="T11">++ {</text:span><text:line-break/><text:span text:style-name="T11"><text:tab/><text:tab/></text:span><text:span text:style-name="T46">for </text:span><text:span text:style-name="T36">j </text:span><text:span text:style-name="T11">:= </text:span><text:span text:style-name="T52">0</text:span><text:span text:style-name="T11">; </text:span><text:span text:style-name="T36">j </text:span><text:span text:style-name="T11">&lt; </text:span><text:span text:style-name="T52">4</text:span><text:span text:style-name="T11">; </text:span><text:span text:style-name="T36">j</text:span><text:span text:style-name="T11">++ {</text:span><text:line-break/><text:span text:style-name="T11"><text:tab/><text:tab/><text:tab/></text:span><text:span text:style-name="T8">fmt</text:span><text:span text:style-name="T11">.</text:span><text:span text:style-name="T28">Print</text:span><text:span text:style-name="T11">(</text:span><text:span text:style-name="T36">table</text:span><text:span text:style-name="T11">[</text:span><text:span text:style-name="T36">i</text:span><text:span text:style-name="T11">][</text:span><text:span text:style-name="T36">j</text:span><text:span text:style-name="T11">])</text:span><text:line-break/><text:span text:style-name="T11"><text:tab/><text:tab/>}</text:span><text:line-break/><text:span text:style-name="T11"><text:tab/><text:tab/></text:span><text:span text:style-name="T8">fmt</text:span><text:span text:style-name="T11">.</text:span><text:span text:style-name="T28">Println</text:span><text:span text:style-name="T11">(</text:span><text:span text:style-name="T32">""</text:span><text:span text:style-name="T11">)</text:span><text:line-break/><text:span text:style-name="T11"><text:tab/>}</text:span><text:line-break/><text:span text:style-name="T11">}</text:span></text:p>
      <text:p text:style-name="P45"/>
      <text:p text:style-name="P53">string:</text:p>
      <text:p text:style-name="P39">Strings are immutable. To change something at the index we can do []byte(string) and the change the slice of byte.</text:p>
      <text:p text:style-name="P25"><text:span text:style-name="T70">data := </text:span><text:span text:style-name="T76">"♥"</text:span><text:span text:style-name="T72"> </text:span><text:span text:style-name="T70">fmt.</text:span><text:span text:style-name="T78">Println</text:span><text:span text:style-name="T70">(len(data)) </text:span><text:span text:style-name="T80">//prints: 3</text:span></text:p>
      <text:p text:style-name="P58">it prints 3 because it returns the number of bytes</text:p>
      <text:p text:style-name="P26"><text:span text:style-name="T70">fmt.</text:span><text:span text:style-name="T78">Println</text:span><text:span text:style-name="T70">(utf8.</text:span><text:span text:style-name="T78">RuneCountInString</text:span><text:span text:style-name="T70">(data)) </text:span><text:span text:style-name="T80">//prints: 1</text:span></text:p>
      <text:p text:style-name="P58">it returns the length</text:p>
      <text:p text:style-name="P43"/>
      <text:p text:style-name="P54">Map:</text:p>
      <text:p text:style-name="P36">Map is an unordered collection of key-value pair</text:p>
      <text:p text:style-name="P17"><text:span text:style-name="T47">var </text:span><text:span text:style-name="T39">mp </text:span><text:span text:style-name="T16">= </text:span><text:span text:style-name="T59">make</text:span><text:span text:style-name="T16">(</text:span><text:span text:style-name="T47">map</text:span><text:span text:style-name="T16">[</text:span><text:span text:style-name="T47">string</text:span><text:span text:style-name="T16">]</text:span><text:span text:style-name="T47">int</text:span><text:span text:style-name="T16">) // </text:span><text:span text:style-name="T17">Here declared a map with <text:s/>key: string and value:int</text:span></text:p>
      <text:p text:style-name="P17"><text:span text:style-name="T48">delete</text:span><text:span text:style-name="T11">(</text:span><text:span text:style-name="T41">map_name</text:span><text:span text:style-name="T11">,</text:span><text:span text:style-name="T19">key</text:span><text:span text:style-name="T11"> ) //</text:span><text:span text:style-name="T19">To delete from map</text:span></text:p>
      <text:p text:style-name="P17"><text:span text:style-name="T40">name</text:span><text:span text:style-name="T11">, </text:span><text:span text:style-name="T36">ok </text:span><text:span text:style-name="T11">:= </text:span><text:span text:style-name="T36">mp</text:span><text:span text:style-name="T11">[</text:span><text:span text:style-name="T32">"hi"</text:span><text:span text:style-name="T11">] // </text:span><text:span text:style-name="T20">Here we are getting the value of key “hi” in name and getting a boolean value true/false depending on existence of the key</text:span></text:p>
      <text:p text:style-name="P18"><text:span text:style-name="T17">A</text:span><text:span text:style-name="T15">lso we can create map like this,</text:span></text:p>
      <text:p text:style-name="P37">elements := map[string]string</text:p>
      <text:p text:style-name="P37"><text:soft-page-break/>{ "H": "Hydrogen", "He": "Helium", "Li": "Lithium", "Be": "Beryllium", "B": "Boron", "C": "Carbon", "N": "Nitrogen", "O": "Oxygen", "F": "Fluorine", "Ne": "Neon", }</text:p>
      <text:p text:style-name="P37"/>
      <text:p text:style-name="P20"><text:span text:style-name="T15">//</text:span><text:span text:style-name="T18">Here is an example of nested map</text:span></text:p>
      <text:p text:style-name="P18"><text:span text:style-name="T38">info </text:span><text:span text:style-name="T11">:= </text:span><text:span text:style-name="T46">map</text:span><text:span text:style-name="T11">[</text:span><text:span text:style-name="T46">string</text:span><text:span text:style-name="T11">]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/text:span><text:span text:style-name="T32">"Mobarak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4</text:span><text:span text:style-name="T11">,</text:span><text:line-break/><text:span text:style-name="T11"><text:tab/><text:tab/></text:span><text:span text:style-name="T32">"Cgpa"</text:span><text:span text:style-name="T11">: </text:span><text:span text:style-name="T52">3.88</text:span><text:span text:style-name="T11">,</text:span><text:line-break/><text:span text:style-name="T11"><text:tab/>},</text:span><text:line-break/><text:span text:style-name="T11"><text:tab/></text:span><text:span text:style-name="T32">"Sabbir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5</text:span><text:span text:style-name="T11">,</text:span><text:line-break/><text:span text:style-name="T11"><text:tab/><text:tab/></text:span><text:span text:style-name="T32">"Cgpa"</text:span><text:span text:style-name="T11">: </text:span><text:span text:style-name="T52">2.12</text:span><text:span text:style-name="T11">,</text:span><text:line-break/><text:span text:style-name="T11"><text:tab/>},</text:span><text:line-break/><text:span text:style-name="T11">}</text:span><text:line-break/><text:span text:style-name="T8">fmt</text:span><text:span text:style-name="T11">.</text:span><text:span text:style-name="T28">Println</text:span><text:span text:style-name="T11">(</text:span><text:span text:style-name="T36">info</text:span><text:span text:style-name="T11">[</text:span><text:span text:style-name="T32">"Mobarak"</text:span><text:span text:style-name="T11">][</text:span><text:span text:style-name="T32">"Age"</text:span><text:span text:style-name="T11">])</text:span></text:p>
      <text:p text:style-name="P18"><text:span text:style-name="T38">info </text:span><text:span text:style-name="T11">:= </text:span><text:span text:style-name="T46">map</text:span><text:span text:style-name="T11">[</text:span><text:span text:style-name="T46">string</text:span><text:span text:style-name="T11">]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/text:span><text:span text:style-name="T32">"Mobarak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4</text:span><text:span text:style-name="T11">,</text:span><text:line-break/><text:span text:style-name="T11"><text:tab/><text:tab/></text:span><text:span text:style-name="T32">"Cgpa"</text:span><text:span text:style-name="T11">: </text:span><text:span text:style-name="T52">3.88</text:span><text:span text:style-name="T11">,</text:span><text:line-break/><text:span text:style-name="T11"><text:tab/>},</text:span><text:line-break/><text:span text:style-name="T11"><text:tab/></text:span><text:span text:style-name="T32">"Sabbir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5</text:span><text:span text:style-name="T11">,</text:span><text:line-break/><text:span text:style-name="T11"><text:tab/><text:tab/></text:span><text:span text:style-name="T32">"Cgpa"</text:span><text:span text:style-name="T11">: </text:span><text:span text:style-name="T52">2.12</text:span><text:span text:style-name="T11">,</text:span><text:line-break/><text:span text:style-name="T11"><text:tab/>},</text:span><text:line-break/><text:span text:style-name="T11">}</text:span><text:line-break/><text:span text:style-name="T8">fmt</text:span><text:span text:style-name="T11">.</text:span><text:span text:style-name="T28">Println</text:span><text:span text:style-name="T11">(</text:span><text:span text:style-name="T36">info</text:span><text:span text:style-name="T11">[</text:span><text:span text:style-name="T32">"Mobarak"</text:span><text:span text:style-name="T11">][</text:span><text:span text:style-name="T32">"Age"</text:span><text:span text:style-name="T11">])</text:span><text:line-break/><text:span text:style-name="T36">name1</text:span><text:span text:style-name="T11">, </text:span><text:span text:style-name="T36">ok </text:span><text:span text:style-name="T11">:= </text:span><text:span text:style-name="T36">info</text:span><text:span text:style-name="T11">[</text:span><text:span text:style-name="T32">"Mobarak"</text:span><text:span text:style-name="T11">]</text:span><text:line-break/><text:span text:style-name="T8">fmt</text:span><text:span text:style-name="T11">.</text:span><text:span text:style-name="T28">Println</text:span><text:span text:style-name="T11">(</text:span><text:span text:style-name="T36">name1</text:span><text:span text:style-name="T11">[</text:span><text:span text:style-name="T32">"Age"</text:span><text:span text:style-name="T11">], </text:span><text:span text:style-name="T36">ok</text:span><text:span text:style-name="T11">)</text:span></text:p>
      <text:p text:style-name="P59"/>
      <text:p text:style-name="P18"><text:span text:style-name="T11">*</text:span><text:span text:style-name="T24">When keeping structures in map you cannot change the value of the fields of the structures unless you take pointer of structures</text:span></text:p>
      <text:p text:style-name="P19"><text:span text:style-name="T84">e := </text:span><text:span text:style-name="T86">Employee</text:span><text:span text:style-name="T83">{</text:span><text:line-break/><text:span text:style-name="T83"><text:tab/>Name: <text:s text:c="2"/></text:span><text:span text:style-name="T88">"Mobarak"</text:span><text:span text:style-name="T83">,</text:span><text:line-break/><text:span text:style-name="T83"><text:tab/>Number: </text:span><text:span text:style-name="T90">1</text:span><text:span text:style-name="T83">,</text:span><text:line-break/><text:span text:style-name="T83"><text:tab/>Hired: <text:s/></text:span><text:span text:style-name="T92">time</text:span><text:span text:style-name="T83">.</text:span><text:span text:style-name="T94">Now</text:span><text:span text:style-name="T83">(),</text:span><text:line-break/><text:span text:style-name="T83">}</text:span><text:line-break/><text:span text:style-name="T83">b := </text:span><text:span text:style-name="T86">Employee</text:span><text:span text:style-name="T83">{</text:span><text:line-break/><text:span text:style-name="T83"><text:tab/>Name: <text:s text:c="2"/></text:span><text:span text:style-name="T88">"Sabbir"</text:span><text:span text:style-name="T83">,</text:span><text:line-break/><text:span text:style-name="T83"><text:tab/>Number: </text:span><text:span text:style-name="T90">2</text:span><text:span text:style-name="T83">,</text:span><text:line-break/><text:span text:style-name="T83"><text:tab/>Hired: <text:s/></text:span><text:span text:style-name="T92">time</text:span><text:span text:style-name="T83">.</text:span><text:span text:style-name="T94">Now</text:span><text:span text:style-name="T83">(),</text:span><text:line-break/><text:span text:style-name="T83"><text:tab/>Boss: <text:s text:c="2"/>&amp;e,</text:span><text:line-break/><text:span text:style-name="T83">}</text:span><text:line-break/><text:span text:style-name="T83">mp := </text:span><text:span text:style-name="T96">map</text:span><text:span text:style-name="T83">[</text:span><text:span text:style-name="T99">string</text:span><text:span text:style-name="T83">]*</text:span><text:span text:style-name="T86">Employee</text:span><text:span text:style-name="T83">{}</text:span><text:line-break/><text:span text:style-name="T83">mp[</text:span><text:span text:style-name="T88">"Mobarak"</text:span><text:span text:style-name="T83">] = &amp;e</text:span><text:line-break/><text:span text:style-name="T83">mp[</text:span><text:span text:style-name="T88">"Sabbir"</text:span><text:span text:style-name="T83">] = &amp;b</text:span><text:line-break/><text:span text:style-name="T83">mp[</text:span><text:span text:style-name="T88">"Mobarak"</text:span><text:span text:style-name="T83">].Number++</text:span><text:line-break/><text:span text:style-name="T83">mp[</text:span><text:span text:style-name="T88">"Sabbir"</text:span><text:span text:style-name="T83">].Boss.Number++</text:span><text:line-break/><text:span text:style-name="T92">fmt</text:span><text:span text:style-name="T83">.</text:span><text:span text:style-name="T94">Println</text:span><text:span text:style-name="T83">(mp[</text:span><text:span text:style-name="T88">"Mobarak"</text:span><text:span text:style-name="T83">].Number)</text:span><text:line-break/><text:span text:style-name="T92">fmt</text:span><text:span text:style-name="T83">.</text:span><text:span text:style-name="T94">Println</text:span><text:span text:style-name="T83">(e.Number)</text:span></text:p>
      <text:p text:style-name="P60"/>
      <text:p text:style-name="P60">This below scenario is okay:</text:p>
      <text:p text:style-name="P19"><text:soft-page-break/><text:span text:style-name="T97">func </text:span><text:span text:style-name="T101">main</text:span><text:span text:style-name="T83">() {</text:span><text:line-break/><text:span text:style-name="T83"><text:tab/>album1 := </text:span><text:span text:style-name="T96">struct </text:span><text:span text:style-name="T83">{</text:span><text:line-break/><text:span text:style-name="T83"><text:tab/><text:tab/>title </text:span><text:span text:style-name="T99">string</text:span><text:line-break/><text:span text:style-name="T99"><text:tab/></text:span><text:span text:style-name="T83">}{</text:span><text:line-break/><text:span text:style-name="T83"><text:tab/><text:tab/>title: </text:span><text:span text:style-name="T88">"The White Album"</text:span><text:span text:style-name="T83">,</text:span><text:line-break/><text:span text:style-name="T83"><text:tab/>}</text:span><text:line-break/><text:span text:style-name="T83"><text:tab/>album2 := </text:span><text:span text:style-name="T96">struct </text:span><text:span text:style-name="T83">{</text:span><text:line-break/><text:span text:style-name="T83"><text:tab/><text:tab/>title </text:span><text:span text:style-name="T99">string</text:span><text:line-break/><text:span text:style-name="T99"><text:tab/></text:span><text:span text:style-name="T83">}{</text:span><text:line-break/><text:span text:style-name="T83"><text:tab/><text:tab/>title: </text:span><text:span text:style-name="T88">"The Black Album"</text:span><text:span text:style-name="T83">,</text:span><text:line-break/><text:span text:style-name="T83"><text:tab/>}</text:span><text:line-break/><text:span text:style-name="T83"><text:tab/>album2 = album1</text:span><text:line-break/><text:span text:style-name="T83"><text:tab/></text:span><text:span text:style-name="T92">fmt</text:span><text:span text:style-name="T83">.</text:span><text:span text:style-name="T94">Println</text:span><text:span text:style-name="T83">(album1, album2)</text:span><text:line-break/><text:span text:style-name="T83">}</text:span></text:p>
      <text:p text:style-name="P60">For named struct we need to do like this,</text:p>
      <text:p text:style-name="P19"><text:span text:style-name="T97">type </text:span><text:span text:style-name="T83">album1 </text:span><text:span text:style-name="T96">struct </text:span><text:span text:style-name="T83">{</text:span><text:line-break/><text:span text:style-name="T83"><text:tab/>title </text:span><text:span text:style-name="T99">string</text:span><text:line-break/><text:span text:style-name="T83">}</text:span><text:line-break/><text:line-break/><text:span text:style-name="T96">type </text:span><text:span text:style-name="T83">album2 </text:span><text:span text:style-name="T96">struct </text:span><text:span text:style-name="T83">{</text:span><text:line-break/><text:span text:style-name="T83"><text:tab/>title </text:span><text:span text:style-name="T99">string</text:span><text:line-break/><text:span text:style-name="T83">}</text:span><text:line-break/><text:line-break/><text:span text:style-name="T96">func </text:span><text:span text:style-name="T101">main</text:span><text:span text:style-name="T83">() {</text:span><text:line-break/><text:span text:style-name="T83"><text:tab/>a1 := </text:span><text:span text:style-name="T86">album1</text:span><text:span text:style-name="T83">{</text:span><text:line-break/><text:span text:style-name="T83"><text:tab/><text:tab/>title: </text:span><text:span text:style-name="T88">"The White Album"</text:span><text:span text:style-name="T83">,</text:span><text:line-break/><text:span text:style-name="T83"><text:tab/>}</text:span><text:line-break/><text:span text:style-name="T83"><text:tab/>a2 := </text:span><text:span text:style-name="T86">album2</text:span><text:span text:style-name="T83">{</text:span><text:line-break/><text:span text:style-name="T83"><text:tab/><text:tab/>title: </text:span><text:span text:style-name="T88">"The Black Album"</text:span><text:span text:style-name="T83">,</text:span><text:line-break/><text:span text:style-name="T83"><text:tab/>}</text:span><text:line-break/><text:span text:style-name="T83"><text:tab/>a2 = </text:span><text:span text:style-name="T86">album2</text:span><text:span text:style-name="T83">(a1)</text:span><text:line-break/><text:span text:style-name="T83"><text:tab/></text:span><text:span text:style-name="T92">fmt</text:span><text:span text:style-name="T83">.</text:span><text:span text:style-name="T94">Println</text:span><text:span text:style-name="T83">(a1, a2)</text:span><text:line-break/><text:span text:style-name="T83">}</text:span><text:line-break/></text:p>
      <text:p text:style-name="P60">*If there are multiple fields they needs to be in same order</text:p>
      <text:p text:style-name="P50"/>
      <text:p text:style-name="P50">Pointer:</text:p>
      <text:p text:style-name="P23"><text:span text:style-name="T42">x </text:span><text:span text:style-name="T25">:= </text:span><text:span text:style-name="T53">0</text:span><text:line-break/><text:span text:style-name="T25">ptr :=&amp;x</text:span></text:p>
      <text:p text:style-name="P23"><text:span text:style-name="T25">//Both of them are same</text:span><text:line-break/><text:span text:style-name="T42">ptr </text:span><text:span text:style-name="T25">:= </text:span><text:span text:style-name="T60">new</text:span><text:span text:style-name="T25">(</text:span><text:span text:style-name="T49">int</text:span><text:span text:style-name="T25">)</text:span><text:line-break/><text:span text:style-name="T9">fmt</text:span><text:span text:style-name="T25">.</text:span><text:span text:style-name="T29">Println</text:span><text:span text:style-name="T25">(*</text:span><text:span text:style-name="T42">ptr</text:span><text:span text:style-name="T25">)</text:span></text:p>
      <text:p text:style-name="P23"><text:span text:style-name="T25">//</text:span><text:span text:style-name="T26">This Is also same</text:span></text:p>
      <text:p text:style-name="P23"><text:span text:style-name="T49">var </text:span><text:span text:style-name="T42">pptr </text:span><text:span text:style-name="T25">*</text:span><text:span text:style-name="T49">int</text:span><text:span text:style-name="T25"><text:line-break/></text:span><text:span text:style-name="T42">x </text:span><text:span text:style-name="T25">:= </text:span><text:span text:style-name="T53">5</text:span><text:span text:style-name="T25"><text:line-break/></text:span><text:span text:style-name="T42">pptr </text:span><text:span text:style-name="T25">= &amp;</text:span><text:span text:style-name="T42">x</text:span></text:p>
      <text:p text:style-name="P55"/>
      <text:p text:style-name="P56">Structs:</text:p>
      <text:p text:style-name="P24"><text:span text:style-name="T42">//</text:span><text:span text:style-name="T43">Three ways to initialize struct</text:span></text:p>
      <text:p text:style-name="P48"><text:span text:style-name="T50">var </text:span><text:span text:style-name="T44">cir </text:span><text:span text:style-name="T63">Circle</text:span><text:line-break/><text:span text:style-name="T44">cir</text:span><text:span text:style-name="T64">.</text:span><text:span text:style-name="T44">r </text:span><text:span text:style-name="T64">= </text:span><text:span text:style-name="T54">10</text:span><text:line-break/><text:span text:style-name="T10">fmt</text:span><text:span text:style-name="T64">.</text:span><text:span text:style-name="T30">Println</text:span><text:span text:style-name="T64">(</text:span><text:span text:style-name="T44">cir</text:span><text:span text:style-name="T64">)</text:span><text:line-break/><text:soft-page-break/><text:line-break/><text:span text:style-name="T50">var </text:span><text:span text:style-name="T44">cir1 </text:span><text:span text:style-name="T64">= </text:span><text:span text:style-name="T61">new</text:span><text:span text:style-name="T64">(</text:span><text:span text:style-name="T63">Circle</text:span><text:span text:style-name="T64">)</text:span><text:line-break/><text:span text:style-name="T44">cir1 </text:span><text:span text:style-name="T64">= &amp;</text:span><text:span text:style-name="T44">cir</text:span><text:line-break/><text:span text:style-name="T10">fmt</text:span><text:span text:style-name="T64">.</text:span><text:span text:style-name="T30">Println</text:span><text:span text:style-name="T64">(*</text:span><text:span text:style-name="T44">cir1</text:span><text:span text:style-name="T64">)</text:span><text:line-break/><text:line-break/><text:span text:style-name="T44">cir3 </text:span><text:span text:style-name="T64">:= </text:span><text:span text:style-name="T63">Circle</text:span><text:span text:style-name="T64">{</text:span><text:span text:style-name="T54">20</text:span><text:span text:style-name="T64">, </text:span><text:span text:style-name="T54">1</text:span><text:span text:style-name="T64">, </text:span><text:span text:style-name="T54">10</text:span><text:span text:style-name="T64">}</text:span><text:line-break/><text:span text:style-name="T10">fmt</text:span><text:span text:style-name="T64">.</text:span><text:span text:style-name="T30">Println</text:span><text:span text:style-name="T64">(</text:span><text:span text:style-name="T44">cir3</text:span><text:span text:style-name="T64">)</text:span></text:p>
      <text:p text:style-name="P37"/>
      <text:p text:style-name="P49">Embedded types:</text:p>
      <text:p text:style-name="P38"><text:span text:style-name="T65">// Here we can see is a relationship with structures</text:span><text:line-break/><text:span text:style-name="T45">type </text:span><text:span text:style-name="T35">Person </text:span><text:span text:style-name="T45">struct </text:span>{<text:line-break/><text:tab/><text:span text:style-name="T35">Name </text:span><text:span text:style-name="T45">string</text:span><text:line-break/>}<text:line-break/><text:line-break/><text:span text:style-name="T45">func </text:span>(<text:span text:style-name="T66">p </text:span>*<text:span text:style-name="T62">Person</text:span>) <text:span text:style-name="T67">Talk</text:span>() {<text:line-break/><text:tab/><text:span text:style-name="T7">fmt</text:span>.<text:span text:style-name="T27">Println</text:span>(<text:span text:style-name="T31">"Hi my name is"</text:span>, <text:span text:style-name="T66">p</text:span>.<text:span text:style-name="T35">Name</text:span>)<text:line-break/>}<text:line-break/><text:line-break/><text:span text:style-name="T45">type </text:span><text:span text:style-name="T35">Android </text:span><text:span text:style-name="T45">struct </text:span>{<text:line-break/><text:tab/><text:span text:style-name="T62">Person</text:span><text:line-break/><text:span text:style-name="T62"><text:tab/></text:span><text:span text:style-name="T35">Model </text:span><text:span text:style-name="T45">string</text:span><text:line-break/>}</text:p>
      <text:p text:style-name="P38"><text:span text:style-name="T35">an </text:span>:= <text:span text:style-name="T57">new</text:span>(<text:span text:style-name="T62">Android</text:span>)<text:line-break/><text:span text:style-name="T35">an</text:span>.<text:span text:style-name="T35">Name </text:span>= <text:span text:style-name="T31">"Mobarak"</text:span><text:line-break/><text:span text:style-name="T35">an</text:span>.<text:span text:style-name="T27">Talk</text:span>()</text:p>
      <text:p text:style-name="P38"/>
      <text:p text:style-name="P51">Interface:</text:p>
      <text:p text:style-name="P40"><text:span text:style-name="T45">package </text:span><text:span text:style-name="T7">main</text:span><text:line-break/><text:line-break/><text:span text:style-name="T45">import </text:span>(<text:line-break/><text:tab/><text:span text:style-name="T31">"fmt"</text:span><text:line-break/><text:span text:style-name="T31"><text:tab/>"math"</text:span><text:line-break/>)<text:line-break/><text:line-break/><text:span text:style-name="T45">type </text:span><text:span text:style-name="T35">Rectangle </text:span><text:span text:style-name="T45">struct </text:span>{<text:line-break/><text:tab/><text:span text:style-name="T35">x1</text:span>, <text:span text:style-name="T35">y1</text:span>, <text:span text:style-name="T35">x2</text:span>, <text:span text:style-name="T35">y2 </text:span><text:span text:style-name="T45">float64</text:span><text:line-break/>}<text:line-break/><text:line-break/><text:span text:style-name="T45">func </text:span><text:span text:style-name="T67">distance</text:span>(<text:span text:style-name="T35">x1</text:span>, <text:span text:style-name="T35">y1</text:span>, <text:span text:style-name="T35">x2</text:span>, <text:span text:style-name="T35">y2 </text:span><text:span text:style-name="T45">float64</text:span>) <text:span text:style-name="T45">float64 </text:span>{<text:line-break/><text:tab/><text:span text:style-name="T35">a </text:span>:= (<text:span text:style-name="T35">x1 </text:span>- <text:span text:style-name="T35">x2</text:span>) * (<text:span text:style-name="T35">x1 </text:span>- <text:span text:style-name="T35">x2</text:span>)<text:line-break/><text:tab/><text:span text:style-name="T35">b </text:span>:= (<text:span text:style-name="T35">y1 </text:span>- <text:span text:style-name="T35">y2</text:span>) * (<text:span text:style-name="T35">y1 </text:span>- <text:span text:style-name="T35">y2</text:span>)<text:line-break/><text:tab/><text:span text:style-name="T45">return </text:span><text:span text:style-name="T7">math</text:span>.<text:span text:style-name="T27">Sqrt</text:span>(<text:span text:style-name="T35">a </text:span>+ <text:span text:style-name="T35">b</text:span>)<text:line-break/>}<text:line-break/><text:line-break/><text:span text:style-name="T45">func </text:span>(<text:span text:style-name="T66">r </text:span>*<text:span text:style-name="T62">Rectangle</text:span>) <text:span text:style-name="T67">area</text:span>() <text:span text:style-name="T45">float64 </text:span>{<text:line-break/><text:tab/><text:span text:style-name="T35">l </text:span>:= <text:span text:style-name="T27">distance</text:span>(<text:span text:style-name="T66">r</text:span>.<text:span text:style-name="T35">x1</text:span>, <text:span text:style-name="T66">r</text:span>.<text:span text:style-name="T35">y1</text:span>, <text:span text:style-name="T66">r</text:span>.<text:span text:style-name="T35">x2</text:span>, <text:span text:style-name="T66">r</text:span>.<text:span text:style-name="T35">y2</text:span>)<text:line-break/><text:tab/><text:span text:style-name="T35">w </text:span>:= <text:span text:style-name="T27">distance</text:span>(<text:span text:style-name="T66">r</text:span>.<text:span text:style-name="T35">x1</text:span>, <text:span text:style-name="T66">r</text:span>.<text:span text:style-name="T35">y1</text:span>, <text:span text:style-name="T66">r</text:span>.<text:span text:style-name="T35">x2</text:span>, <text:span text:style-name="T66">r</text:span>.<text:span text:style-name="T35">y1</text:span>)<text:line-break/><text:tab/><text:span text:style-name="T45">return </text:span><text:span text:style-name="T35">l </text:span>* <text:span text:style-name="T35">w</text:span><text:line-break/>}<text:line-break/><text:line-break/><text:span text:style-name="T45">type </text:span><text:span text:style-name="T35">Shape </text:span><text:span text:style-name="T45">interface </text:span>{<text:line-break/><text:tab/><text:span text:style-name="T67">area</text:span>() <text:span text:style-name="T45">float64</text:span><text:line-break/><text:soft-page-break/>}<text:line-break/><text:line-break/><text:span text:style-name="T45">func </text:span><text:span text:style-name="T67">totalArea</text:span>(<text:span text:style-name="T35">shapes </text:span>...<text:span text:style-name="T62">Shape</text:span>) <text:span text:style-name="T45">float64 </text:span>{<text:line-break/><text:tab/><text:span text:style-name="T45">var </text:span><text:span text:style-name="T35">area </text:span><text:span text:style-name="T45">float64</text:span><text:line-break/><text:span text:style-name="T45"><text:tab/>for </text:span><text:span text:style-name="T35">_</text:span>, <text:span text:style-name="T35">s </text:span>:= <text:span text:style-name="T45">range </text:span><text:span text:style-name="T35">shapes </text:span>{<text:line-break/><text:tab/><text:tab/><text:span text:style-name="T35">area </text:span>+= <text:span text:style-name="T35">s</text:span>.<text:span text:style-name="T27">area</text:span>()<text:line-break/><text:tab/>}<text:line-break/><text:tab/><text:span text:style-name="T45">return </text:span><text:span text:style-name="T35">area</text:span><text:line-break/>}<text:line-break/><text:span text:style-name="T45">func </text:span><text:span text:style-name="T67">main</text:span>() {<text:line-break/><text:tab/><text:span text:style-name="T35">r </text:span>:= <text:span text:style-name="T62">Rectangle</text:span>{<text:span text:style-name="T51">0</text:span>, <text:span text:style-name="T51">0</text:span>, <text:span text:style-name="T51">10</text:span>, <text:span text:style-name="T51">10</text:span>}<text:line-break/><text:tab/><text:span text:style-name="T35">c </text:span>:= <text:span text:style-name="T62">Circle</text:span>{<text:span text:style-name="T51">20</text:span>, <text:span text:style-name="T51">1</text:span>, <text:span text:style-name="T51">10</text:span>}<text:line-break/><text:tab/><text:span text:style-name="T7">fmt</text:span>.<text:span text:style-name="T27">Println</text:span>(<text:span text:style-name="T35">c</text:span>.<text:span text:style-name="T27">area</text:span>())<text:line-break/><text:tab/><text:span text:style-name="T7">fmt</text:span>.<text:span text:style-name="T27">Println</text:span>(<text:span text:style-name="T35">r</text:span>.<text:span text:style-name="T27">area</text:span>())<text:line-break/><text:tab/><text:span text:style-name="T7">fmt</text:span>.<text:span text:style-name="T27">Println</text:span>(<text:span text:style-name="T31">"Total area: "</text:span>, <text:span text:style-name="T27">totalArea</text:span>(&amp;<text:span text:style-name="T35">c</text:span>, &amp;<text:span text:style-name="T35">r</text:span>))<text:line-break/>}</text:p>
      <text:p text:style-name="P40"/>
      <text:p text:style-name="P51">Json:</text:p>
      <text:p text:style-name="P51">Simple json encoding and decoding</text:p>
      <text:p text:style-name="P52"><text:span text:style-name="T98">package </text:span><text:span text:style-name="T93">main</text:span><text:line-break/><text:line-break/><text:span text:style-name="T98">import </text:span><text:span text:style-name="T85">(</text:span><text:line-break/><text:span text:style-name="T85"><text:tab/></text:span><text:span text:style-name="T89">"encoding/json"</text:span><text:line-break/><text:span text:style-name="T89"><text:tab/>"fmt"</text:span><text:line-break/><text:span text:style-name="T85">)</text:span><text:line-break/><text:line-break/><text:span text:style-name="T98">type </text:span><text:span text:style-name="T85">Response </text:span><text:span text:style-name="T98">struct </text:span><text:span text:style-name="T85">{</text:span><text:line-break/><text:span text:style-name="T85"><text:tab/>Page <text:s/></text:span><text:span text:style-name="T100">int <text:s text:c="5"/></text:span><text:span text:style-name="T89">`json:"page"`</text:span><text:line-break/><text:span text:style-name="T89"><text:tab/></text:span><text:span text:style-name="T85">Words []</text:span><text:span text:style-name="T100">string </text:span><text:span text:style-name="T89">`json:"words,omitempty"`</text:span><text:line-break/><text:span text:style-name="T85">}</text:span><text:line-break/><text:line-break/><text:span text:style-name="T98">func </text:span><text:span text:style-name="T102">main</text:span><text:span text:style-name="T85">() {</text:span><text:line-break/><text:line-break/><text:span text:style-name="T85"><text:tab/>r := </text:span><text:span text:style-name="T87">Response</text:span><text:span text:style-name="T85">{</text:span><text:line-break/><text:span text:style-name="T85"><text:tab/><text:tab/>Page: <text:s/></text:span><text:span text:style-name="T91">1</text:span><text:span text:style-name="T85">,</text:span><text:line-break/><text:span text:style-name="T85"><text:tab/><text:tab/>Words: []</text:span><text:span text:style-name="T100">string</text:span><text:span text:style-name="T85">{</text:span><text:span text:style-name="T89">"left"</text:span><text:span text:style-name="T85">, </text:span><text:span text:style-name="T89">"right"</text:span><text:span text:style-name="T85">, </text:span><text:span text:style-name="T89">"up"</text:span><text:span text:style-name="T85">, </text:span><text:span text:style-name="T89">"down"</text:span><text:span text:style-name="T85">},</text:span><text:line-break/><text:span text:style-name="T85"><text:tab/>}</text:span><text:line-break/><text:span text:style-name="T85"><text:tab/>j, _ := </text:span><text:span text:style-name="T93">json</text:span><text:span text:style-name="T85">.</text:span><text:span text:style-name="T95">Marshal</text:span><text:span text:style-name="T85">(r)</text:span><text:line-break/><text:span text:style-name="T85"><text:tab/></text:span><text:span text:style-name="T93">fmt</text:span><text:span text:style-name="T85">.</text:span><text:span text:style-name="T95">Printf</text:span><text:span text:style-name="T85">(</text:span><text:span text:style-name="T89">"</text:span><text:span text:style-name="T98">%#v\n</text:span><text:span text:style-name="T89">"</text:span><text:span text:style-name="T85">, r)</text:span><text:line-break/><text:span text:style-name="T85"><text:tab/></text:span><text:span text:style-name="T93">fmt</text:span><text:span text:style-name="T85">.</text:span><text:span text:style-name="T95">Println</text:span><text:span text:style-name="T85">(</text:span><text:span text:style-name="T100">string</text:span><text:span text:style-name="T85">(j))</text:span><text:line-break/><text:line-break/><text:span text:style-name="T85"><text:tab/></text:span><text:span text:style-name="T98">var </text:span><text:span text:style-name="T85">r2 </text:span><text:span text:style-name="T87">Response</text:span><text:line-break/><text:span text:style-name="T87"><text:tab/></text:span><text:span text:style-name="T85">_ = </text:span><text:span text:style-name="T93">json</text:span><text:span text:style-name="T85">.</text:span><text:span text:style-name="T95">Unmarshal</text:span><text:span text:style-name="T85">(j, &amp;r2)</text:span><text:line-break/><text:span text:style-name="T85"><text:tab/></text:span><text:span text:style-name="T93">fmt</text:span><text:span text:style-name="T85">.</text:span><text:span text:style-name="T95">Printf</text:span><text:span text:style-name="T85">(</text:span><text:span text:style-name="T89">"</text:span><text:span text:style-name="T98">%#v\n</text:span><text:span text:style-name="T89">"</text:span><text:span text:style-name="T85">, r2)</text:span><text:line-break/><text:span text:style-name="T85">}</text:span><text:line-break/>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18T12:32:35.200136460</dc:date>
    <meta:editing-duration>PT19H45M3S</meta:editing-duration>
    <meta:editing-cycles>80</meta:editing-cycles>
    <meta:document-statistic meta:table-count="0" meta:image-count="0" meta:object-count="0" meta:page-count="6" meta:paragraph-count="88" meta:word-count="957" meta:character-count="6061" meta:non-whitespace-character-count="5027"/>
  </office:meta>
</office:document-meta>
</file>